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enlo" svg:font-family="Menlo, Monaco, 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271fb7" officeooo:paragraph-rsid="00271fb7"/>
    </style:style>
    <style:style style:name="P2" style:family="paragraph" style:parent-style-name="Text_20_body">
      <style:text-properties officeooo:rsid="00141b30" officeooo:paragraph-rsid="00141b30"/>
    </style:style>
    <style:style style:name="P3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41b30" officeooo:paragraph-rsid="00141b30" style:font-size-asian="12pt" style:font-size-complex="12pt"/>
    </style:style>
    <style:style style:name="P4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4e5f4" officeooo:paragraph-rsid="0014e5f4" style:font-size-asian="12pt" style:font-size-complex="12pt"/>
    </style:style>
    <style:style style:name="P5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923a5" officeooo:paragraph-rsid="001923a5" style:font-size-asian="12pt" style:font-size-complex="12pt"/>
    </style:style>
    <style:style style:name="P6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923a5" officeooo:paragraph-rsid="0019d236" style:font-size-asian="12pt" style:font-size-complex="12pt"/>
    </style:style>
    <style:style style:name="P7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2f9403" officeooo:paragraph-rsid="002f9403" style:font-size-asian="12pt" style:font-size-complex="12pt"/>
    </style:style>
    <style:style style:name="P8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9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141b30" officeooo:paragraph-rsid="00141b30" style:font-size-asian="12pt" style:font-size-complex="12pt"/>
    </style:style>
    <style:style style:name="P10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141b30" officeooo:paragraph-rsid="002f9403" style:font-size-asian="12pt" style:font-size-complex="12pt"/>
    </style:style>
    <style:style style:name="P11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141b30" officeooo:paragraph-rsid="00342d71" style:font-size-asian="12pt" style:font-size-complex="12pt"/>
    </style:style>
    <style:style style:name="P12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2c2108" officeooo:paragraph-rsid="002c2108" style:font-size-asian="12pt" style:font-size-complex="12pt"/>
    </style:style>
    <style:style style:name="P13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2f9403" officeooo:paragraph-rsid="002f9403" style:font-size-asian="12pt" style:font-size-complex="12pt"/>
    </style:style>
    <style:style style:name="P14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2f9403" officeooo:paragraph-rsid="0034d568" style:font-size-asian="12pt" style:font-size-complex="12pt"/>
    </style:style>
    <style:style style:name="P15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1923a5" officeooo:paragraph-rsid="0019d236" style:font-size-asian="12pt" style:font-size-complex="12pt"/>
    </style:style>
    <style:style style:name="P16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2061a6" officeooo:paragraph-rsid="002061a6" style:font-size-asian="12pt" style:font-size-complex="12pt"/>
    </style:style>
    <style:style style:name="P17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2e0736" officeooo:paragraph-rsid="0034d568" style:font-size-asian="12pt" style:font-size-complex="12pt"/>
    </style:style>
    <style:style style:name="P18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141b30" officeooo:paragraph-rsid="00141b30"/>
    </style:style>
    <style:style style:name="P19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paragraph-rsid="001879a4"/>
    </style:style>
    <style:style style:name="P20" style:family="paragraph" style:parent-style-name="Text_20_body">
      <style:text-properties officeooo:paragraph-rsid="0013f9df"/>
    </style:style>
    <style:style style:name="P21" style:family="paragraph" style:parent-style-name="Text_20_body">
      <style:text-properties officeooo:paragraph-rsid="0034d568"/>
    </style:style>
    <style:style style:name="P22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0141b30" officeooo:paragraph-rsid="002b4e1d" style:font-size-asian="12pt" style:font-size-complex="12pt"/>
    </style:style>
    <style:style style:name="P23" style:family="paragraph" style:parent-style-name="Preformatted_20_Text">
      <style:paragraph-properties fo:text-align="center" style:justify-single-word="false"/>
      <style:text-properties style:font-name="Menlo" fo:font-size="9.75pt" officeooo:paragraph-rsid="0031d380" style:font-size-asian="12pt" style:font-size-complex="12pt"/>
    </style:style>
    <style:style style:name="P24" style:family="paragraph" style:parent-style-name="Table_20_Contents">
      <style:text-properties style:font-name="Liberation Serif" fo:font-size="12pt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Liberation Serif" fo:font-size="12pt" officeooo:rsid="0031d380" officeooo:paragraph-rsid="0031d380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erif" fo:font-size="12pt" officeooo:paragraph-rsid="0031d380"/>
    </style:style>
    <style:style style:name="P27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0pt" fo:font-style="normal" style:text-underline-style="none" fo:font-weight="normal" fo:background-color="transparent"/>
    </style:style>
    <style:style style:name="P28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3" style:family="text">
      <style:text-properties fo:font-variant="normal" fo:text-transform="none" fo:color="#333333" style:font-name="Helvetica Neue" fo:font-size="10.5pt" fo:letter-spacing="normal" fo:font-style="normal" fo:font-weight="normal" officeooo:rsid="00141b30" style:font-size-asian="12pt" style:font-size-complex="12pt"/>
    </style:style>
    <style:style style:name="T4" style:family="text">
      <style:text-properties fo:font-variant="normal" fo:text-transform="none" fo:color="#333333" fo:letter-spacing="normal" fo:font-style="normal" fo:font-weight="normal"/>
    </style:style>
    <style:style style:name="T5" style:family="text">
      <style:text-properties fo:font-variant="normal" fo:text-transform="none" fo:color="#333333" style:font-name="Liberation Serif" fo:font-size="12pt" fo:letter-spacing="normal" fo:font-style="normal" fo:font-weight="normal" officeooo:rsid="0031d380"/>
    </style:style>
    <style:style style:name="T6" style:family="text">
      <style:text-properties fo:font-variant="normal" fo:text-transform="none" fo:color="#333333" style:font-name="Liberation Serif" fo:font-size="12pt" fo:letter-spacing="normal" fo:font-style="normal" fo:font-weight="normal" officeooo:rsid="00141b30" style:font-size-asian="12pt" style:font-size-complex="12pt"/>
    </style:style>
    <style:style style:name="T7" style:family="text">
      <style:text-properties fo:font-variant="normal" fo:text-transform="none" fo:color="#333333" style:font-name="Menlo" fo:font-size="9.75pt" fo:letter-spacing="normal" fo:font-style="normal" fo:font-weight="normal"/>
    </style:style>
    <style:style style:name="T8" style:family="text">
      <style:text-properties style:font-name="Helvetica Neue" fo:font-size="10.5pt"/>
    </style:style>
    <style:style style:name="T9" style:family="text">
      <style:text-properties officeooo:rsid="0017c506"/>
    </style:style>
    <style:style style:name="T10" style:family="text">
      <style:text-properties officeooo:rsid="00291e30"/>
    </style:style>
    <style:style style:name="T11" style:family="text">
      <style:text-properties officeooo:rsid="002f9403"/>
    </style:style>
    <style:style style:name="T12" style:family="text">
      <style:text-properties officeooo:rsid="0031d380" style:font-size-asian="12pt" style:font-size-complex="12pt"/>
    </style:style>
    <style:style style:name="T13" style:family="text">
      <style:text-properties officeooo:rsid="0034d568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area form:name="Zone de texte 2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4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6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8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9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0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Zone de texte 12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Zone de texte 13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4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5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6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8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Zone de texte 22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Zone de texte 23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Zone de texte 5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9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1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4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5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6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7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8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9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1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2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3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4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0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0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Zone de texte 35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6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7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control text:anchor-type="paragraph" draw:z-index="13" draw:style-name="gr3" draw:text-style-name="P28" svg:width="4.095cm" svg:height="0.726cm" svg:x="1.245cm" svg:y="-1.009cm" draw:control="control14"/><text:span text:style-name="T9">Rapport - </text:span>TP<text:span text:style-name="T11">2</text:span> <text:span text:style-name="T10">PHP</text:span></text:p>
      <text:h text:style-name="Heading_20_1" text:outline-level="1">Exercice 1 - Affichage d'un tableau</text:h>
      <text:p text:style-name="P20"><text:span text:style-name="T2">Comment se déclare un tableau ?</text:span> <draw:control text:anchor-type="as-char" draw:z-index="0" draw:style-name="gr1" draw:text-style-name="P27" svg:width="16.999cm" svg:height="1.244cm" draw:control="control1"/></text:p>
      <text:p text:style-name="P18">Continuez les modifications pour que tous les éléments du tableau apparaissent dans le menu</text:p>
      <text:p text:style-name="P2"><draw:control text:anchor-type="as-char" draw:z-index="1" draw:style-name="gr1" draw:text-style-name="P27" svg:width="16.871cm" svg:height="3.821cm" draw:control="control2"/></text:p>
      <text:p text:style-name="P14">Rajoutez le champs <text:span text:style-name="T13">connexion</text:span> au menu</text:p>
      <text:p text:style-name="P13"><draw:control text:anchor-type="as-char" draw:z-index="31" draw:style-name="gr1" draw:text-style-name="P27" svg:width="16.348cm" svg:height="2.971cm" draw:control="control32"/></text:p>
      <text:p text:style-name="P7">Déclaration du tableau anglais :</text:p>
      <text:p text:style-name="P18"><draw:control text:anchor-type="as-char" draw:z-index="2" draw:style-name="gr1" draw:text-style-name="P27" svg:width="16.842cm" svg:height="1.191cm" draw:control="control3"/></text:p>
      <text:p text:style-name="P10">Les modifications pour que tous les éléments du tableau apparaissent dans le menu</text:p>
      <text:p text:style-name="P22"><draw:control text:anchor-type="as-char" draw:z-index="14" draw:style-name="gr1" draw:text-style-name="P27" svg:width="16.849cm" svg:height="5.76cm" draw:control="control15"/></text:p>
      <text:h text:style-name="Heading_20_1" text:outline-level="1"><text:soft-page-break/>Exercice 2 - La boucle for</text:h>
      <text:p text:style-name="P9">L'affichage du code a t il changé ?</text:p>
      <text:p text:style-name="P9"><draw:control text:anchor-type="as-char" draw:z-index="15" draw:style-name="gr1" draw:text-style-name="P27" svg:width="16.513cm" svg:height="1.385cm" draw:control="control16"/></text:p>
      <text:p text:style-name="P9">A quoi correspond $max ?</text:p>
      <text:p text:style-name="P3"><draw:control text:anchor-type="as-char" draw:z-index="3" draw:style-name="gr1" draw:text-style-name="P27" svg:width="16.925cm" svg:height="1.498cm" draw:control="control4"/></text:p>
      <text:p text:style-name="P3"><text:span text:style-name="T8">Remplissez le tableau </text:span> 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25">Valeur de $i</text:p>
          </table:table-cell>
          <table:table-cell table:style-name="Tableau1.A1" office:value-type="string">
            <text:p text:style-name="P23"><text:span text:style-name="T5">Valeur de </text:span><text:span text:style-name="T4">$id[$i]</text:span></text:p>
          </table:table-cell>
          <table:table-cell table:style-name="Tableau1.C1" office:value-type="string">
            <text:p text:style-name="P26"><text:span text:style-name="T12">Valeur de </text:span><text:span text:style-name="T7">$francais[$i]</text:span></text:p>
          </table:table-cell>
        </table:table-row>
        <table:table-row>
          <table:table-cell table:style-name="Tableau1.A2" office:value-type="string">
            <text:p text:style-name="P24"><draw:control text:anchor-type="as-char" draw:z-index="16" draw:style-name="gr1" draw:text-style-name="P28" svg:width="4.791cm" svg:height="0.676cm" draw:control="control17"/></text:p>
          </table:table-cell>
          <table:table-cell table:style-name="Tableau1.A2" office:value-type="string">
            <text:p text:style-name="P24"><draw:control text:anchor-type="as-char" draw:z-index="17" draw:style-name="gr1" draw:text-style-name="P28" svg:width="5.347cm" svg:height="0.676cm" draw:control="control18"/></text:p>
          </table:table-cell>
          <table:table-cell table:style-name="Tableau1.C2" office:value-type="string">
            <text:p text:style-name="P24"><draw:control text:anchor-type="as-char" draw:z-index="30" draw:style-name="gr1" draw:text-style-name="P28" svg:width="4.813cm" svg:height="0.752cm" draw:control="control31"/></text:p>
          </table:table-cell>
        </table:table-row>
        <table:table-row>
          <table:table-cell table:style-name="Tableau1.A2" office:value-type="string">
            <text:p text:style-name="P24"><draw:control text:anchor-type="as-char" draw:z-index="18" draw:style-name="gr1" draw:text-style-name="P28" svg:width="4.791cm" svg:height="0.551cm" draw:control="control19"/></text:p>
          </table:table-cell>
          <table:table-cell table:style-name="Tableau1.A2" office:value-type="string">
            <text:p text:style-name="P24"><draw:control text:anchor-type="as-char" draw:z-index="22" draw:style-name="gr1" draw:text-style-name="P28" svg:width="5.264cm" svg:height="0.551cm" draw:control="control23"/></text:p>
          </table:table-cell>
          <table:table-cell table:style-name="Tableau1.C2" office:value-type="string">
            <text:p text:style-name="P24"><draw:control text:anchor-type="as-char" draw:z-index="25" draw:style-name="gr1" draw:text-style-name="P28" svg:width="4.876cm" svg:height="0.613cm" draw:control="control26"/></text:p>
          </table:table-cell>
        </table:table-row>
        <table:table-row>
          <table:table-cell table:style-name="Tableau1.A2" office:value-type="string">
            <text:p text:style-name="P24"><draw:control text:anchor-type="as-char" draw:z-index="19" draw:style-name="gr1" draw:text-style-name="P28" svg:width="4.848cm" svg:height="0.475cm" draw:control="control20"/></text:p>
          </table:table-cell>
          <table:table-cell table:style-name="Tableau1.A2" office:value-type="string">
            <text:p text:style-name="P24"><draw:control text:anchor-type="as-char" draw:z-index="23" draw:style-name="gr1" draw:text-style-name="P28" svg:width="5.264cm" svg:height="0.526cm" draw:control="control24"/></text:p>
          </table:table-cell>
          <table:table-cell table:style-name="Tableau1.C2" office:value-type="string">
            <text:p text:style-name="P24"><draw:control text:anchor-type="as-char" draw:z-index="26" draw:style-name="gr1" draw:text-style-name="P28" svg:width="4.929cm" svg:height="0.586cm" draw:control="control27"/></text:p>
          </table:table-cell>
        </table:table-row>
        <table:table-row>
          <table:table-cell table:style-name="Tableau1.A2" office:value-type="string">
            <text:p text:style-name="P24"><draw:control text:anchor-type="as-char" draw:z-index="20" draw:style-name="gr1" draw:text-style-name="P28" svg:width="4.79cm" svg:height="0.526cm" draw:control="control21"/></text:p>
          </table:table-cell>
          <table:table-cell table:style-name="Tableau1.A2" office:value-type="string">
            <text:p text:style-name="P24"><draw:control text:anchor-type="as-char" draw:z-index="24" draw:style-name="gr1" draw:text-style-name="P28" svg:width="5.342cm" svg:height="0.556cm" draw:control="control25"/></text:p>
          </table:table-cell>
          <table:table-cell table:style-name="Tableau1.C2" office:value-type="string">
            <text:p text:style-name="P24"><draw:control text:anchor-type="as-char" draw:z-index="27" draw:style-name="gr1" draw:text-style-name="P28" svg:width="4.903cm" svg:height="0.586cm" draw:control="control28"/></text:p>
          </table:table-cell>
        </table:table-row>
        <table:table-row>
          <table:table-cell table:style-name="Tableau1.A2" office:value-type="string">
            <text:p text:style-name="P24"><draw:control text:anchor-type="as-char" draw:z-index="21" draw:style-name="gr1" draw:text-style-name="P28" svg:width="4.735cm" svg:height="0.65cm" draw:control="control22"/></text:p>
          </table:table-cell>
          <table:table-cell table:style-name="Tableau1.A2" office:value-type="string">
            <text:p text:style-name="P24"><draw:control text:anchor-type="as-char" draw:z-index="29" draw:style-name="gr1" draw:text-style-name="P28" svg:width="5.18cm" svg:height="0.724cm" draw:control="control30"/></text:p>
          </table:table-cell>
          <table:table-cell table:style-name="Tableau1.C2" office:value-type="string">
            <text:p text:style-name="P24"><draw:control text:anchor-type="as-char" draw:z-index="28" draw:style-name="gr1" draw:text-style-name="P28" svg:width="4.874cm" svg:height="0.586cm" draw:control="control29"/></text:p>
          </table:table-cell>
        </table:table-row>
      </table:table>
      <text:p text:style-name="P9"/>
      <text:p text:style-name="P21"><text:span text:style-name="T3">Rajoutez le champs </text:span><text:span text:style-name="T2">connexion </text:span><text:span text:style-name="T8"> </text:span><text:span text:style-name="T3"><text:s/>au menu</text:span><text:span text:style-name="T6"> </text:span></text:p>
      <text:p text:style-name="P3"><draw:control text:anchor-type="as-char" draw:z-index="32" draw:style-name="gr1" draw:text-style-name="P27" svg:width="16.823cm" svg:height="2.573cm" draw:control="control33"/></text:p>
      <text:p text:style-name="P21"><text:span text:style-name="T3">Pourquoi </text:span><text:span text:style-name="T2">connexion </text:span> <text:span text:style-name="T3"><text:s/>ne peut pas parfois apparaitre  </text:span></text:p>
      <text:p text:style-name="P3"><draw:control text:anchor-type="as-char" draw:z-index="4" draw:style-name="gr1" draw:text-style-name="P27" svg:width="16.962cm" svg:height="1.625cm" draw:control="control5"/></text:p>
      <text:p text:style-name="P11">Quel et l'interet de cette nouvelle écriture ?</text:p>
      <text:p text:style-name="P4"><draw:control text:anchor-type="as-char" draw:z-index="5" draw:style-name="gr1" draw:text-style-name="P27" svg:width="16.879cm" svg:height="1.821cm" draw:control="control6"/></text:p>
      <text:h text:style-name="Heading_20_1" text:outline-level="1">Exercice 3 - Les conditions</text:h>
      <text:p text:style-name="P19">Que fait la fonction sizeof ?</text:p>
      <text:p text:style-name="Standard"><text:soft-page-break/><draw:control text:anchor-type="as-char" draw:z-index="6" draw:style-name="gr1" draw:text-style-name="P27" svg:width="16.999cm" svg:height="1.086cm" draw:control="control7"/></text:p>
      <text:p text:style-name="P5"><draw:control text:anchor-type="as-char" draw:z-index="7" draw:style-name="gr1" draw:text-style-name="P28" svg:width="0.14cm" svg:height="0.003cm" draw:control="control8"/></text:p>
      <text:p text:style-name="P12">Quel est l'interet de cette nouvelle écriture de boucle ?</text:p>
      <text:p text:style-name="P6"><draw:control text:anchor-type="as-char" draw:z-index="8" draw:style-name="gr1" draw:text-style-name="P27" svg:width="16.851cm" svg:height="4.349cm" draw:control="control9"/></text:p>
      <text:p text:style-name="P8">Que se passe t il si l'utilisateur clique sur connexion ?</text:p>
      <text:p text:style-name="P6"><draw:control text:anchor-type="as-char" draw:z-index="9" draw:style-name="gr1" draw:text-style-name="P27" svg:width="16.962cm" svg:height="2.645cm" draw:control="control10"/></text:p>
      <text:p text:style-name="P16">Quelle est la condition du if ? Cela signifie quoi ?</text:p>
      <text:p text:style-name="P6"><draw:control text:anchor-type="as-char" draw:z-index="10" draw:style-name="gr1" draw:text-style-name="P27" svg:width="16.879cm" svg:height="3.753cm" draw:control="control11"/></text:p>
      <text:p text:style-name="P15">Que se passe t il si la condition est vraie ?</text:p>
      <text:p text:style-name="P6"><draw:control text:anchor-type="as-char" svg:y="-2.66cm" draw:z-index="12" draw:style-name="gr2" draw:text-style-name="P27" svg:width="16.341cm" svg:height="2.751cm" draw:control="control13"/></text:p>
      <text:p text:style-name="P15">Que se passe t il si la condition est fausse ?</text:p>
      <text:p text:style-name="P6"><draw:control text:anchor-type="as-char" draw:z-index="11" draw:style-name="gr1" draw:text-style-name="P27" svg:width="16.851cm" svg:height="2.347cm" draw:control="control12"/></text:p>
      <text:p text:style-name="P17">Quelle sont les différences entre les deux boucles</text:p>
      <text:p text:style-name="P17"><text:soft-page-break/><draw:control text:anchor-type="as-char" draw:z-index="33" draw:style-name="gr1" draw:text-style-name="P27" svg:width="16.488cm" svg:height="2.484cm" draw:control="control3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enlo" svg:font-family="Menlo, Monaco, 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71fb7" officeooo:paragraph-rsid="00271fb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om :<text:tab/><text:tab/><text:page-number text:select-page="current">4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4:48:20.628000000</meta:creation-date>
    <dc:date>2016-09-03T13:34:04.850000000</dc:date>
    <meta:editing-duration>P2DT6H28M4S</meta:editing-duration>
    <meta:editing-cycles>30</meta:editing-cycles>
    <meta:generator>LibreOffice/5.2.0.4$Windows_x86 LibreOffice_project/066b007f5ebcc236395c7d282ba488bca6720265</meta:generator>
    <meta:document-statistic meta:table-count="1" meta:image-count="0" meta:object-count="0" meta:page-count="4" meta:paragraph-count="58" meta:word-count="182" meta:character-count="993" meta:non-whitespace-character-count="826"/>
  </office:meta>
</office:document-meta>
</file>